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7047c" officeooo:paragraph-rsid="0017047c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7047c" officeooo:paragraph-rsid="0017047c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7d100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7d100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7d100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7047c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EXPOTUNA S A</text:p>
      <text:p text:style-name="P5">Pascuales, av. Rosavin y Asbestos</text:p>
      <text:p text:style-name="P5">Teléfono: 04-216 2121 / 04-216 2122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1568270578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21.607,18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816280337392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816873618682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541">
            <text:p text:style-name="P23">75541</text:p>
          </table:table-cell>
          <table:table-cell table:style-name="Tabla1.A2" office:value-type="string">
            <text:p text:style-name="P22">2021.07.20</text:p>
          </table:table-cell>
          <table:table-cell table:style-name="Tabla1.B2" office:value-type="float" office:value="137625">
            <text:p text:style-name="P22">137625</text:p>
          </table:table-cell>
          <table:table-cell table:style-name="Tabla1.B2" office:value-type="float" office:value="8286.3">
            <text:p text:style-name="P23">8286.3</text:p>
          </table:table-cell>
          <table:table-cell table:style-name="Tabla1.B2" office:value-type="float" office:value="8141.29">
            <text:p text:style-name="P23">8141.2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583">
            <text:p text:style-name="P23">75583</text:p>
          </table:table-cell>
          <table:table-cell table:style-name="Tabla1.A2" office:value-type="string">
            <text:p text:style-name="P22">2021.07.22</text:p>
          </table:table-cell>
          <table:table-cell table:style-name="Tabla1.B2" office:value-type="float" office:value="137649">
            <text:p text:style-name="P22">137649</text:p>
          </table:table-cell>
          <table:table-cell table:style-name="Tabla1.B2" office:value-type="float" office:value="2661.75">
            <text:p text:style-name="P23">2661.75</text:p>
          </table:table-cell>
          <table:table-cell table:style-name="Tabla1.B2" office:value-type="float" office:value="2615.17">
            <text:p text:style-name="P23">2615.1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592">
            <text:p text:style-name="P23">75592</text:p>
          </table:table-cell>
          <table:table-cell table:style-name="Tabla1.A2" office:value-type="string">
            <text:p text:style-name="P22">2021.07.23</text:p>
          </table:table-cell>
          <table:table-cell table:style-name="Tabla1.B2" office:value-type="float" office:value="137695">
            <text:p text:style-name="P22">137695</text:p>
          </table:table-cell>
          <table:table-cell table:style-name="Tabla1.B2" office:value-type="float" office:value="3480.75">
            <text:p text:style-name="P23">3480.75</text:p>
          </table:table-cell>
          <table:table-cell table:style-name="Tabla1.B2" office:value-type="float" office:value="3419.84">
            <text:p text:style-name="P23">3419.8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28">
            <text:p text:style-name="P23">75828</text:p>
          </table:table-cell>
          <table:table-cell table:style-name="Tabla1.A2" office:value-type="string">
            <text:p text:style-name="P22">2021.08.11</text:p>
          </table:table-cell>
          <table:table-cell table:style-name="Tabla1.B2" office:value-type="float" office:value="137933">
            <text:p text:style-name="P22">137933</text:p>
          </table:table-cell>
          <table:table-cell table:style-name="Tabla1.B2" office:value-type="float" office:value="6640.43">
            <text:p text:style-name="P23">6640.43</text:p>
          </table:table-cell>
          <table:table-cell table:style-name="Tabla1.B2" office:value-type="float" office:value="6524.22">
            <text:p text:style-name="P23">6524.2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18">
            <text:p text:style-name="P23">76018</text:p>
          </table:table-cell>
          <table:table-cell table:style-name="Tabla1.A2" office:value-type="string">
            <text:p text:style-name="P22">2021.08.25</text:p>
          </table:table-cell>
          <table:table-cell table:style-name="Tabla1.B2" office:value-type="float" office:value="138218">
            <text:p text:style-name="P22">138218</text:p>
          </table:table-cell>
          <table:table-cell table:style-name="Tabla1.B2" office:value-type="float" office:value="2333.37">
            <text:p text:style-name="P23">2333.37</text:p>
          </table:table-cell>
          <table:table-cell table:style-name="Tabla1.B2" office:value-type="float" office:value="2292.54">
            <text:p text:style-name="P23">2292.5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59">
            <text:p text:style-name="P23">76059</text:p>
          </table:table-cell>
          <table:table-cell table:style-name="Tabla1.A2" office:value-type="string">
            <text:p text:style-name="P22">2021.08.28</text:p>
          </table:table-cell>
          <table:table-cell table:style-name="Tabla1.B2" office:value-type="float" office:value="138254">
            <text:p text:style-name="P22">138254</text:p>
          </table:table-cell>
          <table:table-cell table:style-name="Tabla1.B2" office:value-type="float" office:value="2225.55">
            <text:p text:style-name="P23">2225.55</text:p>
          </table:table-cell>
          <table:table-cell table:style-name="Tabla1.B2" office:value-type="float" office:value="2186.6">
            <text:p text:style-name="P23">2186.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82">
            <text:p text:style-name="P23">76082</text:p>
          </table:table-cell>
          <table:table-cell table:style-name="Tabla1.A2" office:value-type="string">
            <text:p text:style-name="P22">2021.09.01</text:p>
          </table:table-cell>
          <table:table-cell table:style-name="Tabla1.B2" office:value-type="float" office:value="138300">
            <text:p text:style-name="P22">138300</text:p>
          </table:table-cell>
          <table:table-cell table:style-name="Tabla1.B2" office:value-type="float" office:value="2333.25">
            <text:p text:style-name="P23">2333.25</text:p>
          </table:table-cell>
          <table:table-cell table:style-name="Tabla1.B2" office:value-type="float" office:value="2292.42">
            <text:p text:style-name="P23">2292.4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188">
            <text:p text:style-name="P23">76188</text:p>
          </table:table-cell>
          <table:table-cell table:style-name="Tabla1.A2" office:value-type="string">
            <text:p text:style-name="P22">2021.09.08</text:p>
          </table:table-cell>
          <table:table-cell table:style-name="Tabla1.B2" office:value-type="float" office:value="138418">
            <text:p text:style-name="P22">138418</text:p>
          </table:table-cell>
          <table:table-cell table:style-name="Tabla1.B2" office:value-type="float" office:value="18648">
            <text:p text:style-name="P23">18648</text:p>
          </table:table-cell>
          <table:table-cell table:style-name="Tabla1.B2" office:value-type="float" office:value="18321.66">
            <text:p text:style-name="P23">18321.6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195">
            <text:p text:style-name="P23">76195</text:p>
          </table:table-cell>
          <table:table-cell table:style-name="Tabla1.A2" office:value-type="string">
            <text:p text:style-name="P22">2021.09.08</text:p>
          </table:table-cell>
          <table:table-cell table:style-name="Tabla1.A2" office:value-type="string">
            <text:p text:style-name="P22">138427-138429 </text:p>
          </table:table-cell>
          <table:table-cell table:style-name="Tabla1.B2" office:value-type="float" office:value="29043">
            <text:p text:style-name="P23">29043</text:p>
          </table:table-cell>
          <table:table-cell table:style-name="Tabla1.B2" office:value-type="float" office:value="28534.75">
            <text:p text:style-name="P23">28534.7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28">
            <text:p text:style-name="P23">76228</text:p>
          </table:table-cell>
          <table:table-cell table:style-name="Tabla1.A2" office:value-type="string">
            <text:p text:style-name="P22">2021.09.10</text:p>
          </table:table-cell>
          <table:table-cell table:style-name="Tabla1.A2" office:value-type="string">
            <text:p text:style-name="P22">138450-138459-138461-138464 </text:p>
          </table:table-cell>
          <table:table-cell table:style-name="Tabla1.B2" office:value-type="float" office:value="39140">
            <text:p text:style-name="P23">39140</text:p>
          </table:table-cell>
          <table:table-cell table:style-name="Tabla1.B2" office:value-type="float" office:value="38455.05">
            <text:p text:style-name="P23">38455.0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34">
            <text:p text:style-name="P23">76234</text:p>
          </table:table-cell>
          <table:table-cell table:style-name="Tabla1.A2" office:value-type="string">
            <text:p text:style-name="P22">2021.09.10</text:p>
          </table:table-cell>
          <table:table-cell table:style-name="Tabla1.B2" office:value-type="float" office:value="138466">
            <text:p text:style-name="P22">138466</text:p>
          </table:table-cell>
          <table:table-cell table:style-name="Tabla1.B2" office:value-type="float" office:value="7984.8">
            <text:p text:style-name="P23">7984.8</text:p>
          </table:table-cell>
          <table:table-cell table:style-name="Tabla1.B2" office:value-type="float" office:value="7845.07">
            <text:p text:style-name="P23">7845.0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36">
            <text:p text:style-name="P23">76336</text:p>
          </table:table-cell>
          <table:table-cell table:style-name="Tabla1.A2" office:value-type="string">
            <text:p text:style-name="P22">2021.09.21</text:p>
          </table:table-cell>
          <table:table-cell table:style-name="Tabla1.B2" office:value-type="float" office:value="138545">
            <text:p text:style-name="P22">138545</text:p>
          </table:table-cell>
          <table:table-cell table:style-name="Tabla1.B2" office:value-type="float" office:value="996">
            <text:p text:style-name="P23">996</text:p>
          </table:table-cell>
          <table:table-cell table:style-name="Tabla1.B2" office:value-type="float" office:value="978.57">
            <text:p text:style-name="P23">978.57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121607.18">
            <text:p text:style-name="P24">121607.18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2</meta:editing-cycles>
    <meta:creation-date>2020-12-02T05:52:00</meta:creation-date>
    <dc:date>2021-11-30T12:08:14.978996962</dc:date>
    <meta:editing-duration>PT3H46M24S</meta:editing-duration>
    <meta:generator>LibreOffice/6.4.7.2$Linux_X86_64 LibreOffice_project/40$Build-2</meta:generator>
    <meta:document-statistic meta:table-count="1" meta:image-count="0" meta:object-count="0" meta:page-count="2" meta:paragraph-count="104" meta:word-count="371" meta:character-count="2536" meta:non-whitespace-character-count="22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